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99cc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cc99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padding="2.01pt"/>
    </style:style>
    <style:style style:name="ce9" style:family="table-cell" style:parent-style-name="Default" style:data-style-name="N0">
      <style:table-cell-properties fo:background-color="transparent" fo:padding="2.01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ox → mox </text:p>
          </table:table-cell>
          <table:table-cell table:number-columns-repeated="4"/>
          <table:table-cell table:style-name="Default" office:value-type="string" calcext:value-type="string">
            <text:p>Mox → mox</text:p>
          </table:table-cell>
          <table:table-cell table:style-name="Default"/>
          <table:table-cell table:number-columns-repeated="8"/>
          <table:table-cell office:value-type="float" office:value="922350000" calcext:value-type="float">
            <text:p>922350000</text:p>
          </table:table-cell>
          <table:table-cell office:value-type="float" office:value="0.00253664943410186" calcext:value-type="float">
            <text:p>0.0025366494</text:p>
          </table:table-cell>
        </table:table-row>
        <table:table-row table:style-name="ro2">
          <table:table-cell office:value-type="float" office:value="922350000" calcext:value-type="float">
            <text:p>922350000</text:p>
          </table:table-cell>
          <table:table-cell office:value-type="float" office:value="0.00273023937428098" calcext:value-type="float">
            <text:p>0.0027302394</text:p>
          </table:table-cell>
          <table:table-cell table:number-columns-repeated="3"/>
          <table:table-cell table:style-name="Default" office:value-type="float" office:value="922350000" calcext:value-type="float">
            <text:p>922350000</text:p>
          </table:table-cell>
          <table:table-cell table:style-name="Default" office:value-type="float" office:value="0.00276193556646708" calcext:value-type="float">
            <text:p>0.0027619356</text:p>
          </table:table-cell>
          <table:table-cell table:number-columns-repeated="5"/>
          <table:table-cell table:style-name="ce3" office:value-type="string" calcext:value-type="string">
            <text:p>U234</text:p>
          </table:table-cell>
          <table:table-cell table:style-name="ce8" office:value-type="float" office:value="0.000097224110389438" calcext:value-type="float">
            <text:p>9.7224110389438E-05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854243202957586" calcext:value-type="float">
            <text:p>0.854243203</text:p>
          </table:table-cell>
        </table:table-row>
        <table:table-row table:style-name="ro2">
          <table:table-cell office:value-type="float" office:value="922380000" calcext:value-type="float">
            <text:p>922380000</text:p>
          </table:table-cell>
          <table:table-cell office:value-type="float" office:value="0.907349552052713" calcext:value-type="float">
            <text:p>0.9073495521</text:p>
          </table:table-cell>
          <table:table-cell table:number-columns-repeated="3"/>
          <table:table-cell table:style-name="Default" office:value-type="float" office:value="922380000" calcext:value-type="float">
            <text:p>922380000</text:p>
          </table:table-cell>
          <table:table-cell table:style-name="Default" office:value-type="float" office:value="0.917883253255892" calcext:value-type="float">
            <text:p>0.9178832533</text:p>
          </table:table-cell>
          <table:table-cell table:number-columns-repeated="5"/>
          <table:table-cell table:style-name="ce3" office:value-type="string" calcext:value-type="string">
            <text:p>U235</text:p>
          </table:table-cell>
          <table:table-cell table:style-name="ce8" office:value-type="float" office:value="0.0039469814216718" calcext:value-type="float">
            <text:p>0.0039469814</text:p>
          </table:table-cell>
          <table:table-cell/>
          <table:table-cell office:value-type="float" office:value="932370000" calcext:value-type="float">
            <text:p>932370000</text:p>
          </table:table-cell>
          <table:table-cell office:value-type="float" office:value="0.00870031911199877" calcext:value-type="float">
            <text:p>0.0087003191</text:p>
          </table:table-cell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010659409411645" calcext:value-type="float">
            <text:p>0.0010659409</text:p>
          </table:table-cell>
          <table:table-cell table:number-columns-repeated="3"/>
          <table:table-cell table:style-name="Default" office:value-type="float" office:value="942380000" calcext:value-type="float">
            <text:p>942380000</text:p>
          </table:table-cell>
          <table:table-cell table:style-name="Default" office:value-type="float" office:value="0.000668891488586668" calcext:value-type="float">
            <text:p>0.0006688915</text:p>
          </table:table-cell>
          <table:table-cell/>
          <table:table-cell office:value-type="string" calcext:value-type="string">
            <text:p>Conversion Factor</text:p>
          </table:table-cell>
          <table:table-cell table:number-columns-repeated="3"/>
          <table:table-cell table:style-name="ce3" office:value-type="string" calcext:value-type="string">
            <text:p>U236</text:p>
          </table:table-cell>
          <table:table-cell table:style-name="ce8" office:value-type="float" office:value="0.00215735694325491" calcext:value-type="float">
            <text:p>0.0021573569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321292540142136" calcext:value-type="float">
            <text:p>0.0032129254</text:p>
          </table:table-cell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0497736022932761" calcext:value-type="float">
            <text:p>0.0497736023</text:p>
          </table:table-cell>
          <table:table-cell/>
          <table:table-cell table:style-name="ce1"/>
          <table:table-cell/>
          <table:table-cell table:style-name="Default" office:value-type="float" office:value="942390000" calcext:value-type="float">
            <text:p>942390000</text:p>
          </table:table-cell>
          <table:table-cell table:style-name="Default" office:value-type="float" office:value="0.0568993278595953" calcext:value-type="float">
            <text:p>0.0568993279</text:p>
          </table:table-cell>
          <table:table-cell/>
          <table:table-cell table:style-name="ce1" table:formula="of:=[.H22]/[.H12]" office:value-type="float" office:value="0.00363822032338254" calcext:value-type="float">
            <text:p>3.64E-03</text:p>
          </table:table-cell>
          <table:table-cell table:number-columns-repeated="3"/>
          <table:table-cell table:style-name="ce3" office:value-type="string" calcext:value-type="string">
            <text:p>U238</text:p>
          </table:table-cell>
          <table:table-cell table:style-name="ce8" office:value-type="float" office:value="0.866573342719643" calcext:value-type="float">
            <text:p>0.8665733427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677517600561869" calcext:value-type="float">
            <text:p>0.0677517601</text:p>
          </table:table-cell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0222986530263848" calcext:value-type="float">
            <text:p>0.022298653</text:p>
          </table:table-cell>
          <table:table-cell table:number-columns-repeated="3"/>
          <table:table-cell table:style-name="Default" office:value-type="float" office:value="942400000" calcext:value-type="float">
            <text:p>942400000</text:p>
          </table:table-cell>
          <table:table-cell table:style-name="Default" office:value-type="float" office:value="0.0186595638990966" calcext:value-type="float">
            <text:p>0.0186595639</text:p>
          </table:table-cell>
          <table:table-cell table:number-columns-repeated="5"/>
          <table:table-cell table:style-name="ce3" office:value-type="string" calcext:value-type="string">
            <text:p>Np237</text:p>
          </table:table-cell>
          <table:table-cell table:style-name="ce8" office:value-type="float" office:value="0.00605650443273855" calcext:value-type="float">
            <text:p>0.0060565044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63487915579184" calcext:value-type="float">
            <text:p>0.0263487916</text:p>
          </table:table-cell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012104416968428" calcext:value-type="float">
            <text:p>0.012104417</text:p>
          </table:table-cell>
          <table:table-cell table:number-columns-repeated="3"/>
          <table:table-cell table:style-name="Default" office:value-type="float" office:value="942410000" calcext:value-type="float">
            <text:p>942410000</text:p>
          </table:table-cell>
          <table:table-cell table:style-name="Default" office:value-type="float" office:value="0.00208127898267698" calcext:value-type="float">
            <text:p>0.002081279</text:p>
          </table:table-cell>
          <table:table-cell table:number-columns-repeated="5"/>
          <table:table-cell table:style-name="ce3" office:value-type="string" calcext:value-type="string">
            <text:p>Pu238</text:p>
          </table:table-cell>
          <table:table-cell table:style-name="ce8" office:value-type="float" office:value="0.00300400680230707" calcext:value-type="float">
            <text:p>0.0030040068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232397144294361" calcext:value-type="float">
            <text:p>0.0232397144</text:p>
          </table:table-cell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0467747202319511" calcext:value-type="float">
            <text:p>0.004677472</text:p>
          </table:table-cell>
          <table:table-cell table:number-columns-repeated="3"/>
          <table:table-cell table:style-name="Default" office:value-type="float" office:value="942420000" calcext:value-type="float">
            <text:p>942420000</text:p>
          </table:table-cell>
          <table:table-cell table:style-name="Default" office:value-type="float" office:value="0.00104574529970861" calcext:value-type="float">
            <text:p>0.0010457453</text:p>
          </table:table-cell>
          <table:table-cell table:number-columns-repeated="5"/>
          <table:table-cell table:style-name="ce3" office:value-type="string" calcext:value-type="string">
            <text:p>Pu239</text:p>
          </table:table-cell>
          <table:table-cell table:style-name="ce8" office:value-type="float" office:value="0.0606135351555099" calcext:value-type="float">
            <text:p>0.0606135352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980314954425354" calcext:value-type="float">
            <text:p>0.0098031495</text:p>
          </table:table-cell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0123320557104768" calcext:value-type="float">
            <text:p>1.23E-07</text:p>
          </table:table-cell>
          <table:table-cell table:number-columns-repeated="3"/>
          <table:table-cell table:style-name="Default" office:value-type="float" office:value="942440000" calcext:value-type="float">
            <text:p>942440000</text:p>
          </table:table-cell>
          <table:table-cell table:style-name="ce1" office:value-type="float" office:value="0.00000000364797722633772" calcext:value-type="float">
            <text:p>3.65E-09</text:p>
          </table:table-cell>
          <table:table-cell table:number-columns-repeated="5"/>
          <table:table-cell table:style-name="ce3" office:value-type="string" calcext:value-type="string">
            <text:p>Pu240</text:p>
          </table:table-cell>
          <table:table-cell table:style-name="ce8" office:value-type="float" office:value="0.0286774757527749" calcext:value-type="float">
            <text:p>0.0286774758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00786188765685895" calcext:value-type="float">
            <text:p>0.0007861888</text:p>
          </table:table-cell>
        </table:table-row>
        <table:table-row table:style-name="ro2">
          <table:table-cell table:number-columns-repeated="5"/>
          <table:table-cell table:style-name="Default"/>
          <table:table-cell table:style-name="ce1"/>
          <table:table-cell table:number-columns-repeated="2"/>
          <table:table-cell office:value-type="string" calcext:value-type="string">
            <text:p>FP+Fissile in spent – initial fissile</text:p>
          </table:table-cell>
          <table:table-cell table:number-columns-repeated="2"/>
          <table:table-cell table:style-name="ce3" office:value-type="string" calcext:value-type="string">
            <text:p>Pu241</text:p>
          </table:table-cell>
          <table:table-cell table:style-name="ce8" office:value-type="float" office:value="0.0134998465498352" calcext:value-type="float">
            <text:p>0.0134998465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0229804123000731" calcext:value-type="float">
            <text:p>0.0022980412</text:p>
          </table:table-cell>
        </table:table-row>
        <table:table-row table:style-name="ro2">
          <table:table-cell office:value-type="string" calcext:value-type="string">
            <text:p>uox_Pu</text:p>
          </table:table-cell>
          <table:table-cell/>
          <table:table-cell table:style-name="ce2" office:value-type="string" calcext:value-type="string">
            <text:p>Pu fraction in MOX</text:p>
          </table:table-cell>
          <table:table-cell table:number-columns-repeated="2"/>
          <table:table-cell table:style-name="Default" office:value-type="string" calcext:value-type="string">
            <text:p>mox_Pu</text:p>
          </table:table-cell>
          <table:table-cell table:style-name="Default"/>
          <table:table-cell table:style-name="ce2" office:value-type="string" calcext:value-type="string">
            <text:p>Pu fraction in MOX</text:p>
          </table:table-cell>
          <table:table-cell/>
          <table:table-cell office:value-type="string" calcext:value-type="string">
            <text:p>fission products in spent fuel</text:p>
          </table:table-cell>
          <table:table-cell table:number-columns-repeated="2"/>
          <table:table-cell table:style-name="ce3" office:value-type="string" calcext:value-type="string">
            <text:p>Pu242</text:p>
          </table:table-cell>
          <table:table-cell table:style-name="ce8" office:value-type="float" office:value="0.0084034605139599" calcext:value-type="float">
            <text:p>0.0084034605</text:p>
          </table:table-cell>
          <table:table-cell/>
          <table:table-cell office:value-type="float" office:value="962440000" calcext:value-type="float">
            <text:p>962440000</text:p>
          </table:table-cell>
          <table:table-cell office:value-type="float" office:value="0.000274592672618006" calcext:value-type="float">
            <text:p>0.0002745927</text:p>
          </table:table-cell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118542979167922" calcext:value-type="float">
            <text:p>0.0118542979</text:p>
          </table:table-cell>
          <table:table-cell table:style-name="ce2" table:formula="of:=[.B4]/[.B12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380000" calcext:value-type="float">
            <text:p>942380000</text:p>
          </table:table-cell>
          <table:table-cell table:style-name="Default" office:value-type="float" office:value="0.00842912330909978" calcext:value-type="float">
            <text:p>0.0084291233</text:p>
          </table:table-cell>
          <table:table-cell table:style-name="ce2" table:formula="of:=[.G4]/[.G12]" office:value-type="float" office:value="0.0793548111776413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Pu244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962450000" calcext:value-type="float">
            <text:p>962450000</text:p>
          </table:table-cell>
          <table:table-cell office:value-type="float" office:value="0.000804664838785476" calcext:value-type="float">
            <text:p>0.0008046648</text:p>
          </table:table-cell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553530770036696" calcext:value-type="float">
            <text:p>0.55353077</text:p>
          </table:table-cell>
          <table:table-cell table:style-name="ce2" table:formula="of:=[.B5]/[.B13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390000" calcext:value-type="float">
            <text:p>942390000</text:p>
          </table:table-cell>
          <table:table-cell table:style-name="Default" office:value-type="float" office:value="0.717024299033641" calcext:value-type="float">
            <text:p>0.717024299</text:p>
          </table:table-cell>
          <table:table-cell table:style-name="ce2" table:formula="of:=[.G5]/[.G13]" office:value-type="float" office:value="0.0793548111776414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1</text:p>
          </table:table-cell>
          <table:table-cell table:style-name="ce8" office:value-type="float" office:value="0.00429919682151001" calcext:value-type="float">
            <text:p>0.0042991968</text:p>
          </table:table-cell>
          <table:table-cell table:number-columns-repeated="3"/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247982665746162" calcext:value-type="float">
            <text:p>0.2479826657</text:p>
          </table:table-cell>
          <table:table-cell table:style-name="ce2" table:formula="of:=[.B6]/[.B14]" office:value-type="float" office:value="0.0899202085730055" calcext:value-type="float">
            <text:p>0.0899202086</text:p>
          </table:table-cell>
          <table:table-cell table:number-columns-repeated="2"/>
          <table:table-cell table:style-name="Default" office:value-type="float" office:value="942400000" calcext:value-type="float">
            <text:p>942400000</text:p>
          </table:table-cell>
          <table:table-cell table:style-name="Default" office:value-type="float" office:value="0.235140927464698" calcext:value-type="float">
            <text:p>0.2351409275</text:p>
          </table:table-cell>
          <table:table-cell table:style-name="ce2" table:formula="of:=[.G6]/[.G14]" office:value-type="float" office:value="0.0793548111776415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2m</text:p>
          </table:table-cell>
          <table:table-cell table:style-name="ce8" office:value-type="float" office:value="0.00000773428708584307" calcext:value-type="float">
            <text:p>7.73428708584307E-06</text:p>
          </table:table-cell>
          <table:table-cell table:number-columns-repeated="3"/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134612865789791" calcext:value-type="float">
            <text:p>0.1346128658</text:p>
          </table:table-cell>
          <table:table-cell table:style-name="ce2" table:formula="of:=[.B7]/[.B15]" office:value-type="float" office:value="0.0899202085730055" calcext:value-type="float">
            <text:p>0.0899202086</text:p>
          </table:table-cell>
          <table:table-cell table:number-columns-repeated="2"/>
          <table:table-cell table:style-name="Default" office:value-type="float" office:value="942410000" calcext:value-type="float">
            <text:p>942410000</text:p>
          </table:table-cell>
          <table:table-cell table:style-name="Default" office:value-type="float" office:value="0.0262275084747904" calcext:value-type="float">
            <text:p>0.0262275085</text:p>
          </table:table-cell>
          <table:table-cell table:style-name="ce2" table:formula="of:=[.G7]/[.G15]" office:value-type="float" office:value="0.0793548111776414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3</text:p>
          </table:table-cell>
          <table:table-cell table:style-name="ce8" office:value-type="float" office:value="0.0019207217020078" calcext:value-type="float">
            <text:p>0.0019207217</text:p>
          </table:table-cell>
          <table:table-cell table:number-columns-repeated="3"/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520180290662638" calcext:value-type="float">
            <text:p>0.0520180291</text:p>
          </table:table-cell>
          <table:table-cell table:style-name="ce2" table:formula="of:=[.B8]/[.B16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420000" calcext:value-type="float">
            <text:p>942420000</text:p>
          </table:table-cell>
          <table:table-cell table:style-name="Default" office:value-type="float" office:value="0.0131780957473093" calcext:value-type="float">
            <text:p>0.0131780957</text:p>
          </table:table-cell>
          <table:table-cell table:style-name="ce2" table:formula="of:=[.G8]/[.G16]" office:value-type="float" office:value="0.0793548111776415" calcext:value-type="float">
            <text:p>0.0793548112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fissile in spent</text:p>
          </table:table-cell>
          <table:table-cell office:value-type="string" calcext:value-type="string">
            <text:p>inti_fissile</text:p>
          </table:table-cell>
          <table:table-cell table:style-name="ce3" office:value-type="string" calcext:value-type="string">
            <text:p>Cm24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137144429557951" calcext:value-type="float">
            <text:p>1.37E-06</text:p>
          </table:table-cell>
          <table:table-cell table:style-name="ce2" table:formula="of:=[.B9]/[.B17]" office:value-type="float" office:value="0.0899202085730054" calcext:value-type="float">
            <text:p>0.0899202086</text:p>
          </table:table-cell>
          <table:table-cell table:number-columns-repeated="2"/>
          <table:table-cell table:style-name="Default" office:value-type="float" office:value="942440000" calcext:value-type="float">
            <text:p>942440000</text:p>
          </table:table-cell>
          <table:table-cell table:style-name="ce1" office:value-type="float" office:value="0.0000000459704606715208" calcext:value-type="float">
            <text:p>4.60E-08</text:p>
          </table:table-cell>
          <table:table-cell table:style-name="ce2" table:formula="of:=[.G9]/[.G17]" office:value-type="float" office:value="0.0793548111776413" calcext:value-type="float">
            <text:p>0.0793548112</text:p>
          </table:table-cell>
          <table:table-cell/>
          <table:table-cell table:style-name="ce1" table:formula="of:=SUM([.G68:.G81])" office:value-type="float" office:value="0.0695751443609347" calcext:value-type="float">
            <text:p>6.96E-02</text:p>
          </table:table-cell>
          <table:table-cell table:formula="of:=SUM([.G44:.G48])+[.G50]+[.G55]" office:value-type="float" office:value="0.120204130728511" calcext:value-type="float">
            <text:p>0.1202041307</text:p>
          </table:table-cell>
          <table:table-cell table:formula="of:=[.Q1]+SUM([.Q4:.Q9])" office:value-type="float" office:value="0.133679179189004" calcext:value-type="float">
            <text:p>0.1336791792</text:p>
          </table:table-cell>
          <table:table-cell table:style-name="ce3" office:value-type="string" calcext:value-type="string">
            <text:p>Cm243</text:p>
          </table:table-cell>
          <table:table-cell table:style-name="ce8" office:value-type="float" office:value="0.00000647352555460846" calcext:value-type="float">
            <text:p>6.47352555460846E-06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  <table:table-cell table:formula="of:=[.J17]+[.K17]-[.L17]" office:value-type="float" office:value="0.0561000959004419" calcext:value-type="float">
            <text:p>0.0561000959</text:p>
          </table:table-cell>
          <table:table-cell table:number-columns-repeated="2"/>
          <table:table-cell table:style-name="ce3" office:value-type="string" calcext:value-type="string">
            <text:p>Cm244</text:p>
          </table:table-cell>
          <table:table-cell table:style-name="ce8" office:value-type="float" office:value="0.000681296135147932" calcext:value-type="float">
            <text:p>0.000681296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  <table:table-cell table:formula="of:=[.J18]/[.J17]" office:value-type="float" office:value="0.806323816008368" calcext:value-type="float">
            <text:p>0.806323816</text:p>
          </table:table-cell>
          <table:table-cell table:number-columns-repeated="2"/>
          <table:table-cell table:style-name="ce3" office:value-type="string" calcext:value-type="string">
            <text:p>Cm245</text:p>
          </table:table-cell>
          <table:table-cell table:style-name="ce8" office:value-type="float" office:value="0.0000548431266087054" calcext:value-type="float">
            <text:p>5.48431266087054E-05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  <table:table-cell table:style-name="ce3" office:value-type="string" calcext:value-type="string">
            <text:p>Cm24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Total_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nt_uox</text:p>
          </table:table-cell>
          <table:table-cell/>
          <table:table-cell table:style-name="ce1" table:formula="of:=SUM([.B54:.B59])" office:value-type="float" office:value="0.00937596205417264" calcext:value-type="float">
            <text:p>9.38E-03</text:p>
          </table:table-cell>
          <table:table-cell table:number-columns-repeated="2"/>
          <table:table-cell table:style-name="Default" office:value-type="string" calcext:value-type="string">
            <text:p>spent_mox</text:p>
          </table:table-cell>
          <table:table-cell table:style-name="Default"/>
          <table:table-cell table:style-name="ce1" table:formula="of:=SUM([.G53:.G58])" office:value-type="float" office:value="0.000288710286784678" calcext:value-type="float">
            <text:p>2.89E-04</text:p>
          </table:table-cell>
          <table:table-cell table:number-columns-repeated="9"/>
        </table:table-row>
        <table:table-row table:style-name="ro2">
          <table:table-cell office:value-type="float" office:value="10030000" calcext:value-type="float">
            <text:p>10030000</text:p>
          </table:table-cell>
          <table:table-cell table:style-name="ce1" office:value-type="float" office:value="0.0000000593291709632618" calcext:value-type="float">
            <text:p>5.93E-08</text:p>
          </table:table-cell>
          <table:table-cell table:number-columns-repeated="3"/>
          <table:table-cell office:value-type="string" calcext:value-type="string">
            <text:p>He4</text:p>
          </table:table-cell>
          <table:table-cell office:value-type="float" office:value="0.00000782728308837734" calcext:value-type="float">
            <text:p>7.82728308837734E-06</text:p>
          </table:table-cell>
          <table:table-cell table:number-columns-repeated="10"/>
        </table:table-row>
        <table:table-row table:style-name="ro2">
          <table:table-cell office:value-type="float" office:value="20040000" calcext:value-type="float">
            <text:p>20040000</text:p>
          </table:table-cell>
          <table:table-cell table:style-name="ce1" office:value-type="float" office:value="0.000000216408543242233" calcext:value-type="float">
            <text:p>2.16E-07</text:p>
          </table:table-cell>
          <table:table-cell table:number-columns-repeated="3"/>
          <table:table-cell table:style-name="ce4" office:value-type="string" calcext:value-type="string">
            <text:p>Ra226</text:p>
          </table:table-cell>
          <table:table-cell office:value-type="float" office:value="0.0000000000000515179162164396" calcext:value-type="float">
            <text:p>5.15179162164396E-14</text:p>
          </table:table-cell>
          <table:table-cell table:number-columns-repeated="10"/>
        </table:table-row>
        <table:table-row table:style-name="ro2">
          <table:table-cell office:value-type="float" office:value="60140000" calcext:value-type="float">
            <text:p>60140000</text:p>
          </table:table-cell>
          <table:table-cell table:style-name="ce1" office:value-type="float" office:value="0.0000000000271516870419798" calcext:value-type="float">
            <text:p>2.72E-11</text:p>
          </table:table-cell>
          <table:table-cell table:number-columns-repeated="3"/>
          <table:table-cell table:style-name="ce4" office:value-type="string" calcext:value-type="string">
            <text:p>Ra228</text:p>
          </table:table-cell>
          <table:table-cell office:value-type="float" office:value="4.90447461543247E-021" calcext:value-type="float">
            <text:p>4.90447461543247E-21</text:p>
          </table:table-cell>
          <table:table-cell table:number-columns-repeated="10"/>
        </table:table-row>
        <table:table-row table:style-name="ro2">
          <table:table-cell office:value-type="float" office:value="360810000" calcext:value-type="float">
            <text:p>360810000</text:p>
          </table:table-cell>
          <table:table-cell table:style-name="ce1" office:value-type="float" office:value="0.0000000000223013286574375" calcext:value-type="float">
            <text:p>2.23E-11</text:p>
          </table:table-cell>
          <table:table-cell table:number-columns-repeated="3"/>
          <table:table-cell table:style-name="ce5" office:value-type="string" calcext:value-type="string">
            <text:p>Pb206</text:p>
          </table:table-cell>
          <table:table-cell office:value-type="float" office:value="1.21062025219634E-018" calcext:value-type="float">
            <text:p>1.21062025219634E-18</text:p>
          </table:table-cell>
          <table:table-cell table:number-columns-repeated="3"/>
          <table:table-cell office:value-type="string" calcext:value-type="string">
            <text:p>pu238</text:p>
          </table:table-cell>
          <table:table-cell table:number-columns-repeated="6"/>
        </table:table-row>
        <table:table-row table:style-name="ro2">
          <table:table-cell office:value-type="float" office:value="360850000" calcext:value-type="float">
            <text:p>360850000</text:p>
          </table:table-cell>
          <table:table-cell table:style-name="ce1" office:value-type="float" office:value="0.0000249432259902946" calcext:value-type="float">
            <text:p>2.49E-05</text:p>
          </table:table-cell>
          <table:table-cell table:number-columns-repeated="3"/>
          <table:table-cell table:style-name="ce5" office:value-type="string" calcext:value-type="string">
            <text:p>Pb207</text:p>
          </table:table-cell>
          <table:table-cell office:value-type="float" office:value="1.89283630027693E-016" calcext:value-type="float">
            <text:p>1.89283630027693E-16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2">
          <table:table-cell office:value-type="float" office:value="380900000" calcext:value-type="float">
            <text:p>380900000</text:p>
          </table:table-cell>
          <table:table-cell office:value-type="float" office:value="0.000554488878607225" calcext:value-type="float">
            <text:p>0.0005544889</text:p>
          </table:table-cell>
          <table:table-cell table:number-columns-repeated="3"/>
          <table:table-cell table:style-name="ce5" office:value-type="string" calcext:value-type="string">
            <text:p>Pb208</text:p>
          </table:table-cell>
          <table:table-cell office:value-type="float" office:value="0.0000000000587522465013989" calcext:value-type="float">
            <text:p>5.87522465013989E-11</text:p>
          </table:table-cell>
          <table:table-cell table:number-columns-repeated="3"/>
          <table:table-cell office:value-type="string" calcext:value-type="string">
            <text:p>Am 241</text:p>
          </table:table-cell>
          <table:table-cell table:number-columns-repeated="6"/>
        </table:table-row>
        <table:table-row table:style-name="ro2">
          <table:table-cell office:value-type="float" office:value="430990000" calcext:value-type="float">
            <text:p>430990000</text:p>
          </table:table-cell>
          <table:table-cell office:value-type="float" office:value="0.000807326640983284" calcext:value-type="float">
            <text:p>0.0008073266</text:p>
          </table:table-cell>
          <table:table-cell table:number-columns-repeated="3"/>
          <table:table-cell table:style-name="ce5" office:value-type="string" calcext:value-type="string">
            <text:p>Pb210</text:p>
          </table:table-cell>
          <table:table-cell office:value-type="float" office:value="8.14337106810041E-018" calcext:value-type="float">
            <text:p>8.14337106810041E-18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2">
          <table:table-cell office:value-type="float" office:value="531290000" calcext:value-type="float">
            <text:p>531290000</text:p>
          </table:table-cell>
          <table:table-cell office:value-type="float" office:value="0.00018689359164793" calcext:value-type="float">
            <text:p>0.0001868936</text:p>
          </table:table-cell>
          <table:table-cell table:number-columns-repeated="3"/>
          <table:table-cell table:style-name="ce6" office:value-type="string" calcext:value-type="string">
            <text:p>Th228</text:p>
          </table:table-cell>
          <table:table-cell office:value-type="float" office:value="0.000000000100400829442848" calcext:value-type="float">
            <text:p>1.00400829442848E-10</text:p>
          </table:table-cell>
          <table:table-cell table:number-columns-repeated="3"/>
          <table:table-cell office:value-type="string" calcext:value-type="string">
            <text:p>cm242</text:p>
          </table:table-cell>
          <table:table-cell table:number-columns-repeated="6"/>
        </table:table-row>
        <table:table-row table:style-name="ro2">
          <table:table-cell office:value-type="float" office:value="551340000" calcext:value-type="float">
            <text:p>551340000</text:p>
          </table:table-cell>
          <table:table-cell office:value-type="float" office:value="0.000127038112103747" calcext:value-type="float">
            <text:p>0.0001270381</text:p>
          </table:table-cell>
          <table:table-cell table:number-columns-repeated="3"/>
          <table:table-cell table:style-name="ce6" office:value-type="string" calcext:value-type="string">
            <text:p>Th229</text:p>
          </table:table-cell>
          <table:table-cell office:value-type="float" office:value="0.00000000000406550629496987" calcext:value-type="float">
            <text:p>4.06550629496987E-1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2">
          <table:table-cell office:value-type="float" office:value="551350000" calcext:value-type="float">
            <text:p>551350000</text:p>
          </table:table-cell>
          <table:table-cell office:value-type="float" office:value="0.00031506685722534" calcext:value-type="float">
            <text:p>0.0003150669</text:p>
          </table:table-cell>
          <table:table-cell table:number-columns-repeated="3"/>
          <table:table-cell table:style-name="ce6" office:value-type="string" calcext:value-type="string">
            <text:p>Th230</text:p>
          </table:table-cell>
          <table:table-cell office:value-type="float" office:value="0.00000000213959398449584" calcext:value-type="float">
            <text:p>2.13959398449584E-09</text:p>
          </table:table-cell>
          <table:table-cell table:number-columns-repeated="10"/>
        </table:table-row>
        <table:table-row table:style-name="ro2">
          <table:table-cell office:value-type="float" office:value="551370000" calcext:value-type="float">
            <text:p>551370000</text:p>
          </table:table-cell>
          <table:table-cell office:value-type="float" office:value="0.00123942132973919" calcext:value-type="float">
            <text:p>0.0012394213</text:p>
          </table:table-cell>
          <table:table-cell table:number-columns-repeated="3"/>
          <table:table-cell table:style-name="ce6" office:value-type="string" calcext:value-type="string">
            <text:p>Th232</text:p>
          </table:table-cell>
          <table:table-cell office:value-type="float" office:value="0.0000000000442587887084229" calcext:value-type="float">
            <text:p>4.42587887084229E-11</text:p>
          </table:table-cell>
          <table:table-cell/>
          <table:table-cell table:style-name="ce10" office:value-type="string" calcext:value-type="string">
            <text:p>Input Fuel</text:p>
          </table:table-cell>
          <table:table-cell table:style-name="ce10" office:value-type="string" calcext:value-type="string">
            <text:p>Breeder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2">
          <table:table-cell office:value-type="float" office:value="822060000" calcext:value-type="float">
            <text:p>822060000</text:p>
          </table:table-cell>
          <table:table-cell table:style-name="ce1" office:value-type="float" office:value="7.91434009596895E-020" calcext:value-type="float">
            <text:p>7.91E-20</text:p>
          </table:table-cell>
          <table:table-cell table:number-columns-repeated="3"/>
          <table:table-cell office:value-type="string" calcext:value-type="string">
            <text:p>Bi209</text:p>
          </table:table-cell>
          <table:table-cell office:value-type="float" office:value="0.0000000000000260071904916309" calcext:value-type="float">
            <text:p>2.60071904916309E-14</text:p>
          </table:table-cell>
          <table:table-cell/>
          <table:table-cell office:value-type="string" calcext:value-type="string">
            <text:p>Pu</text:p>
          </table:table-cell>
          <table:table-cell table:number-columns-repeated="8"/>
        </table:table-row>
        <table:table-row table:style-name="ro2">
          <table:table-cell office:value-type="float" office:value="822070000" calcext:value-type="float">
            <text:p>822070000</text:p>
          </table:table-cell>
          <table:table-cell table:style-name="ce1" office:value-type="float" office:value="6.72755027847458E-017" calcext:value-type="float">
            <text:p>6.73E-17</text:p>
          </table:table-cell>
          <table:table-cell table:number-columns-repeated="3"/>
          <table:table-cell office:value-type="string" calcext:value-type="string">
            <text:p>Ac227</text:p>
          </table:table-cell>
          <table:table-cell office:value-type="float" office:value="4.84077976379633E-015" calcext:value-type="float">
            <text:p>4.84077976379633E-1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2">
          <table:table-cell office:value-type="float" office:value="822080000" calcext:value-type="float">
            <text:p>822080000</text:p>
          </table:table-cell>
          <table:table-cell table:style-name="ce1" office:value-type="float" office:value="0.000000000000127038110029179" calcext:value-type="float">
            <text:p>1.27E-13</text:p>
          </table:table-cell>
          <table:table-cell table:number-columns-repeated="3"/>
          <table:table-cell office:value-type="string" calcext:value-type="string">
            <text:p>Pa231</text:p>
          </table:table-cell>
          <table:table-cell office:value-type="float" office:value="0.000000000130043801271837" calcext:value-type="float">
            <text:p>1.30043801271837E-1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762" calcext:value-type="float">
            <text:p>0.0762</text:p>
          </table:table-cell>
          <table:table-cell table:number-columns-repeated="7"/>
        </table:table-row>
        <table:table-row table:style-name="ro2">
          <table:table-cell office:value-type="float" office:value="822100000" calcext:value-type="float">
            <text:p>822100000</text:p>
          </table:table-cell>
          <table:table-cell table:style-name="ce1" office:value-type="float" office:value="2.57688189068124E-020" calcext:value-type="float">
            <text:p>2.58E-20</text:p>
          </table:table-cell>
          <table:table-cell table:number-columns-repeated="3"/>
          <table:table-cell office:value-type="string" calcext:value-type="string">
            <text:p>U232</text:p>
          </table:table-cell>
          <table:table-cell office:value-type="float" office:value="0.00000000802238091152975" calcext:value-type="float">
            <text:p>0.00000000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206" calcext:value-type="float">
            <text:p>0.0206</text:p>
          </table:table-cell>
          <table:table-cell table:number-columns-repeated="7"/>
        </table:table-row>
        <table:table-row table:style-name="ro2">
          <table:table-cell office:value-type="float" office:value="832090000" calcext:value-type="float">
            <text:p>832090000</text:p>
          </table:table-cell>
          <table:table-cell table:style-name="ce1" office:value-type="float" office:value="2.6676971114982E-017" calcext:value-type="float">
            <text:p>2.67E-17</text:p>
          </table:table-cell>
          <table:table-cell table:number-columns-repeated="3"/>
          <table:table-cell office:value-type="string" calcext:value-type="string">
            <text:p>U233</text:p>
          </table:table-cell>
          <table:table-cell office:value-type="float" office:value="0.00000000552862186184228" calcext:value-type="float">
            <text:p>5.52862186184228E-0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26" calcext:value-type="float">
            <text:p>0.0026</text:p>
          </table:table-cell>
          <table:table-cell table:number-columns-repeated="7"/>
        </table:table-row>
        <table:table-row table:style-name="ro2">
          <table:table-cell office:value-type="float" office:value="882260000" calcext:value-type="float">
            <text:p>882260000</text:p>
          </table:table-cell>
          <table:table-cell table:style-name="ce1" office:value-type="float" office:value="0.0000000000000122703747217461" calcext:value-type="float">
            <text:p>1.23E-14</text:p>
          </table:table-cell>
          <table:table-cell table:number-columns-repeated="3"/>
          <table:table-cell office:value-type="string" calcext:value-type="string">
            <text:p>U234</text:p>
          </table:table-cell>
          <table:table-cell office:value-type="float" office:value="0.00016270989046643" calcext:value-type="float">
            <text:p>0.000162709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292" calcext:value-type="float">
            <text:p>0.00292</text:p>
          </table:table-cell>
          <table:table-cell table:number-columns-repeated="7"/>
        </table:table-row>
        <table:table-row table:style-name="ro2">
          <table:table-cell office:value-type="float" office:value="882280000" calcext:value-type="float">
            <text:p>882280000</text:p>
          </table:table-cell>
          <table:table-cell table:style-name="ce1" office:value-type="float" office:value="6.2456104134573E-021" calcext:value-type="float">
            <text:p>6.25E-21</text:p>
          </table:table-cell>
          <table:table-cell table:number-columns-repeated="3"/>
          <table:table-cell office:value-type="string" calcext:value-type="string">
            <text:p>U235</text:p>
          </table:table-cell>
          <table:table-cell office:value-type="float" office:value="0.000199586564404242" calcext:value-type="float">
            <text:p>0.0001995866</text:p>
          </table:table-cell>
          <table:table-cell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table-cell office:value-type="float" office:value="892270000" calcext:value-type="float">
            <text:p>892270000</text:p>
          </table:table-cell>
          <table:table-cell table:style-name="ce1" office:value-type="float" office:value="3.56759339050263E-015" calcext:value-type="float">
            <text:p>3.57E-15</text:p>
          </table:table-cell>
          <table:table-cell table:number-columns-repeated="3"/>
          <table:table-cell office:value-type="string" calcext:value-type="string">
            <text:p>U236</text:p>
          </table:table-cell>
          <table:table-cell office:value-type="float" office:value="0.000313863167173914" calcext:value-type="float">
            <text:p>0.000313863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892" calcext:value-type="float">
            <text:p>0.892</text:p>
          </table:table-cell>
          <table:table-cell table:number-columns-repeated="7"/>
        </table:table-row>
        <table:table-row table:style-name="ro2">
          <table:table-cell office:value-type="float" office:value="902280000" calcext:value-type="float">
            <text:p>902280000</text:p>
          </table:table-cell>
          <table:table-cell table:style-name="ce1" office:value-type="float" office:value="0.00000000000067739898800287" calcext:value-type="float">
            <text:p>6.77E-13</text:p>
          </table:table-cell>
          <table:table-cell table:number-columns-repeated="3"/>
          <table:table-cell office:value-type="string" calcext:value-type="string">
            <text:p>U238</text:p>
          </table:table-cell>
          <table:table-cell office:value-type="float" office:value="0.808154221366902" calcext:value-type="float">
            <text:p>0.808154221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22" calcext:value-type="float">
            <text:p>0.0022</text:p>
          </table:table-cell>
          <table:table-cell table:number-columns-repeated="7"/>
        </table:table-row>
        <table:table-row table:style-name="ro2">
          <table:table-cell office:value-type="float" office:value="902290000" calcext:value-type="float">
            <text:p>902290000</text:p>
          </table:table-cell>
          <table:table-cell table:style-name="ce1" office:value-type="float" office:value="0.00000000000017616088856199" calcext:value-type="float">
            <text:p>1.76E-13</text:p>
          </table:table-cell>
          <table:table-cell table:number-columns-repeated="3"/>
          <table:table-cell office:value-type="string" calcext:value-type="string">
            <text:p>Np237</text:p>
          </table:table-cell>
          <table:table-cell office:value-type="float" office:value="0.000710987800357126" calcext:value-type="float">
            <text:p>0.0007109878</text:p>
          </table:table-cell>
          <table:table-cell table:number-columns-repeated="10"/>
        </table:table-row>
        <table:table-row table:style-name="ro2">
          <table:table-cell office:value-type="float" office:value="902300000" calcext:value-type="float">
            <text:p>902300000</text:p>
          </table:table-cell>
          <table:table-cell table:style-name="ce1" office:value-type="float" office:value="0.00000000103205152619607" calcext:value-type="float">
            <text:p>1.03E-09</text:p>
          </table:table-cell>
          <table:table-cell table:number-columns-repeated="3"/>
          <table:table-cell office:value-type="string" calcext:value-type="string">
            <text:p>Pu238</text:p>
          </table:table-cell>
          <table:table-cell office:value-type="float" office:value="0.00100140982837879" calcext:value-type="float">
            <text:p>0.0010014098</text:p>
          </table:table-cell>
          <table:table-cell/>
          <table:table-cell office:value-type="string" calcext:value-type="string">
            <text:p>Am</text:p>
          </table:table-cell>
          <table:table-cell table:number-columns-repeated="8"/>
        </table:table-row>
        <table:table-row table:style-name="ro2">
          <table:table-cell office:value-type="float" office:value="902320000" calcext:value-type="float">
            <text:p>902320000</text:p>
          </table:table-cell>
          <table:table-cell table:style-name="ce1" office:value-type="float" office:value="0.000000000161506614293798" calcext:value-type="float">
            <text:p>1.62E-10</text:p>
          </table:table-cell>
          <table:table-cell table:number-columns-repeated="3"/>
          <table:table-cell office:value-type="string" calcext:value-type="string">
            <text:p>Pu239</text:p>
          </table:table-cell>
          <table:table-cell office:value-type="float" office:value="0.0851850344605365" calcext:value-type="float">
            <text:p>0.085185034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2">
          <table:table-cell office:value-type="float" office:value="912310000" calcext:value-type="float">
            <text:p>912310000</text:p>
          </table:table-cell>
          <table:table-cell table:style-name="ce1" office:value-type="float" office:value="0.000000000232404405999766" calcext:value-type="float">
            <text:p>2.32E-10</text:p>
          </table:table-cell>
          <table:table-cell table:number-columns-repeated="3"/>
          <table:table-cell office:value-type="string" calcext:value-type="string">
            <text:p>Pu240</text:p>
          </table:table-cell>
          <table:table-cell office:value-type="float" office:value="0.0279355776984247" calcext:value-type="float">
            <text:p>0.027935577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000923" calcext:value-type="float">
            <text:p>0.000923</text:p>
          </table:table-cell>
          <table:table-cell table:number-columns-repeated="7"/>
        </table:table-row>
        <table:table-row table:style-name="ro2">
          <table:table-cell office:value-type="float" office:value="922320000" calcext:value-type="float">
            <text:p>922320000</text:p>
          </table:table-cell>
          <table:table-cell table:style-name="ce1" office:value-type="float" office:value="0.000000000144478760390619" calcext:value-type="float">
            <text:p>1.44E-10</text:p>
          </table:table-cell>
          <table:table-cell table:number-columns-repeated="3"/>
          <table:table-cell office:value-type="string" calcext:value-type="string">
            <text:p>Pu241</text:p>
          </table:table-cell>
          <table:table-cell office:value-type="float" office:value="0.00311592118207252" calcext:value-type="float">
            <text:p>0.0031159212</text:p>
          </table:table-cell>
          <table:table-cell/>
          <table:table-cell office:value-type="string" calcext:value-type="string">
            <text:p>Cm</text:p>
          </table:table-cell>
          <table:table-cell table:number-columns-repeated="8"/>
        </table:table-row>
        <table:table-row table:style-name="ro2">
          <table:table-cell office:value-type="float" office:value="922330000" calcext:value-type="float">
            <text:p>922330000</text:p>
          </table:table-cell>
          <table:table-cell table:style-name="ce1" office:value-type="float" office:value="0.00000000135913233881746" calcext:value-type="float">
            <text:p>1.36E-09</text:p>
          </table:table-cell>
          <table:table-cell table:number-columns-repeated="3"/>
          <table:table-cell office:value-type="string" calcext:value-type="string">
            <text:p>Pu242</text:p>
          </table:table-cell>
          <table:table-cell office:value-type="float" office:value="0.0015656046242358" calcext:value-type="float">
            <text:p>0.0015656046</text:p>
          </table:table-cell>
          <table:table-cell/>
          <table:table-cell office:value-type="float" office:value="242" calcext:value-type="float">
            <text:p>242</text:p>
          </table:table-cell>
          <table:table-cell table:style-name="ce1" office:value-type="float" office:value="0.0000595" calcext:value-type="float">
            <text:p>5.95E-05</text:p>
          </table:table-cell>
          <table:table-cell table:number-columns-repeated="7"/>
        </table:table-row>
        <table:table-row table:style-name="ro2">
          <table:table-cell office:value-type="float" office:value="922340000" calcext:value-type="float">
            <text:p>922340000</text:p>
          </table:table-cell>
          <table:table-cell office:value-type="float" office:value="0.000160887441265079" calcext:value-type="float">
            <text:p>0.0001608874</text:p>
          </table:table-cell>
          <table:table-cell table:number-columns-repeated="3"/>
          <table:table-cell office:value-type="string" calcext:value-type="string">
            <text:p>Pu244</text:p>
          </table:table-cell>
          <table:table-cell office:value-type="float" office:value="0.0000000054614540728426" calcext:value-type="float">
            <text:p>5.4614540728426E-09</text:p>
          </table:table-cell>
          <table:table-cell/>
          <table:table-cell office:value-type="float" office:value="244" calcext:value-type="float">
            <text:p>244</text:p>
          </table:table-cell>
          <table:table-cell table:style-name="ce1" office:value-type="float" office:value="0.000663" calcext:value-type="float">
            <text:p>6.63E-04</text:p>
          </table:table-cell>
          <table:table-cell table:number-columns-repeated="7"/>
        </table:table-row>
        <table:table-row table:style-name="ro2">
          <table:table-cell office:value-type="float" office:value="922350000" calcext:value-type="float">
            <text:p>922350000</text:p>
          </table:table-cell>
          <table:table-cell office:value-type="float" office:value="0.00832197658533503" calcext:value-type="float">
            <text:p>0.0083219766</text:p>
          </table:table-cell>
          <table:table-cell table:number-columns-repeated="3"/>
          <table:table-cell office:value-type="string" calcext:value-type="string">
            <text:p>Am241</text:p>
          </table:table-cell>
          <table:table-cell office:value-type="float" office:value="0.00122268271505189" calcext:value-type="float">
            <text:p>0.0012226827</text:p>
          </table:table-cell>
          <table:table-cell/>
          <table:table-cell table:style-name="ce1"/>
          <table:table-cell table:number-columns-repeated="8"/>
        </table:table-row>
        <table:table-row table:style-name="ro2">
          <table:table-cell office:value-type="float" office:value="922360000" calcext:value-type="float">
            <text:p>922360000</text:p>
          </table:table-cell>
          <table:table-cell office:value-type="float" office:value="0.00398864580189773" calcext:value-type="float">
            <text:p>0.0039886458</text:p>
          </table:table-cell>
          <table:table-cell table:number-columns-repeated="3"/>
          <table:table-cell office:value-type="string" calcext:value-type="string">
            <text:p>Am242m</text:p>
          </table:table-cell>
          <table:table-cell office:value-type="float" office:value="0.000079616234301291" calcext:value-type="float">
            <text:p>7.9616234301291E-05</text:p>
          </table:table-cell>
          <table:table-cell table:number-columns-repeated="10"/>
        </table:table-row>
        <table:table-row table:style-name="ro2">
          <table:table-cell office:value-type="float" office:value="922380000" calcext:value-type="float">
            <text:p>922380000</text:p>
          </table:table-cell>
          <table:table-cell office:value-type="float" office:value="0.974406039682378" calcext:value-type="float">
            <text:p>0.9744060397</text:p>
          </table:table-cell>
          <table:table-cell table:number-columns-repeated="3"/>
          <table:table-cell office:value-type="string" calcext:value-type="string">
            <text:p>Am243</text:p>
          </table:table-cell>
          <table:table-cell office:value-type="float" office:value="0.000360012413412677" calcext:value-type="float">
            <text:p>0.0003600124</text:p>
          </table:table-cell>
          <table:table-cell/>
          <table:table-cell table:style-name="ce10" office:value-type="string" calcext:value-type="string">
            <text:p>Spent</text:p>
          </table:table-cell>
          <table:table-cell table:style-name="ce10" office:value-type="string" calcext:value-type="string">
            <text:p>Breeder</text:p>
          </table:table-cell>
          <table:table-cell table:number-columns-repeated="7"/>
        </table:table-row>
        <table:table-row table:style-name="ro2">
          <table:table-cell office:value-type="float" office:value="932370000" calcext:value-type="float">
            <text:p>932370000</text:p>
          </table:table-cell>
          <table:table-cell office:value-type="float" office:value="0.000342311469439627" calcext:value-type="float">
            <text:p>0.0003423115</text:p>
          </table:table-cell>
          <table:table-cell table:number-columns-repeated="3"/>
          <table:table-cell office:value-type="string" calcext:value-type="string">
            <text:p>Cm242</text:p>
          </table:table-cell>
          <table:table-cell office:value-type="float" office:value="0.0000533195200636938" calcext:value-type="float">
            <text:p>5.33195200636938E-05</text:p>
          </table:table-cell>
          <table:table-cell/>
          <table:table-cell office:value-type="string" calcext:value-type="string">
            <text:p>Pu</text:p>
          </table:table-cell>
          <table:table-cell table:number-columns-repeated="8"/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00111145447446701" calcext:value-type="float">
            <text:p>0.0001111454</text:p>
          </table:table-cell>
          <table:table-cell table:number-columns-repeated="3"/>
          <table:table-cell office:value-type="string" calcext:value-type="string">
            <text:p>Cm243</text:p>
          </table:table-cell>
          <table:table-cell office:value-type="float" office:value="0.00000324228342305841" calcext:value-type="float">
            <text:p>3.24228342305841E-06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89" calcext:value-type="float">
            <text:p>0.00089</text:p>
          </table:table-cell>
          <table:table-cell table:number-columns-repeated="7"/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00518988349568102" calcext:value-type="float">
            <text:p>0.0051898835</text:p>
          </table:table-cell>
          <table:table-cell table:number-columns-repeated="3"/>
          <table:table-cell office:value-type="string" calcext:value-type="string">
            <text:p>Cm244</text:p>
          </table:table-cell>
          <table:table-cell office:value-type="float" office:value="0.000177900219811131" calcext:value-type="float">
            <text:p>0.000177900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824" calcext:value-type="float">
            <text:p>0.0824</text:p>
          </table:table-cell>
          <table:table-cell table:number-columns-repeated="7"/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00232507606412859" calcext:value-type="float">
            <text:p>0.0023250761</text:p>
          </table:table-cell>
          <table:table-cell table:number-columns-repeated="3"/>
          <table:table-cell office:value-type="string" calcext:value-type="string">
            <text:p>Cm245</text:p>
          </table:table-cell>
          <table:table-cell office:value-type="float" office:value="0.0000393688533750262" calcext:value-type="float">
            <text:p>3.93688533750262E-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224" calcext:value-type="float">
            <text:p>0.0224</text:p>
          </table:table-cell>
          <table:table-cell table:number-columns-repeated="7"/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00126212512164851" calcext:value-type="float">
            <text:p>0.0012621251</text:p>
          </table:table-cell>
          <table:table-cell table:number-columns-repeated="3"/>
          <table:table-cell office:value-type="string" calcext:value-type="string">
            <text:p>Cm246</text:p>
          </table:table-cell>
          <table:table-cell office:value-type="float" office:value="0.0000143476736915128" calcext:value-type="float">
            <text:p>1.43476736915128E-0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00487719066658138" calcext:value-type="float">
            <text:p>0.0004877191</text:p>
          </table:table-cell>
          <table:table-cell table:number-columns-repeated="3"/>
          <table:table-cell office:value-type="string" calcext:value-type="string">
            <text:p>Cm247</text:p>
          </table:table-cell>
          <table:table-cell office:value-type="float" office:value="0.000000531736420256402" calcext:value-type="float">
            <text:p>5.31736420256402E-0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375" calcext:value-type="float">
            <text:p>0.00375</text:p>
          </table:table-cell>
          <table:table-cell table:number-columns-repeated="7"/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0012858609674765" calcext:value-type="float">
            <text:p>1.29E-08</text:p>
          </table:table-cell>
          <table:table-cell table:number-columns-repeated="3"/>
          <table:table-cell office:value-type="string" calcext:value-type="string">
            <text:p>Cm248</text:p>
          </table:table-cell>
          <table:table-cell office:value-type="float" office:value="0.0000000379680162248715" calcext:value-type="float">
            <text:p>0.000000038</text:p>
          </table:table-cell>
          <table:table-cell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table-cell office:value-type="float" office:value="952410000" calcext:value-type="float">
            <text:p>952410000</text:p>
          </table:table-cell>
          <table:table-cell table:style-name="ce1" office:value-type="float" office:value="0.0000307533361402888" calcext:value-type="float">
            <text:p>3.08E-05</text:p>
          </table:table-cell>
          <table:table-cell table:number-columns-repeated="3"/>
          <table:table-cell office:value-type="string" calcext:value-type="string">
            <text:p>Cm250</text:p>
          </table:table-cell>
          <table:table-cell office:value-type="float" office:value="6.40798129060131E-015" calcext:value-type="float">
            <text:p>6.40798129060131E-1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8541" calcext:value-type="float">
            <text:p>0.8541</text:p>
          </table:table-cell>
          <table:table-cell table:number-columns-repeated="7"/>
        </table:table-row>
        <table:table-row table:style-name="ro2">
          <table:table-cell office:value-type="float" office:value="952420001" calcext:value-type="float">
            <text:p>952420001</text:p>
          </table:table-cell>
          <table:table-cell table:style-name="ce1" office:value-type="float" office:value="0.0000003671824496213" calcext:value-type="float">
            <text:p>3.67E-07</text:p>
          </table:table-cell>
          <table:table-cell table:number-columns-repeated="3"/>
          <table:table-cell office:value-type="string" calcext:value-type="string">
            <text:p>Cf249</text:p>
          </table:table-cell>
          <table:table-cell office:value-type="float" office:value="0.000000000644675878706486" calcext:value-type="float">
            <text:p>6.44675878706486E-1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161" calcext:value-type="float">
            <text:p>0.00161</text:p>
          </table:table-cell>
          <table:table-cell table:number-columns-repeated="7"/>
        </table:table-row>
        <table:table-row table:style-name="ro2">
          <table:table-cell office:value-type="float" office:value="952430000" calcext:value-type="float">
            <text:p>952430000</text:p>
          </table:table-cell>
          <table:table-cell table:style-name="ce1" office:value-type="float" office:value="0.0000814344213030264" calcext:value-type="float">
            <text:p>8.14E-05</text:p>
          </table:table-cell>
          <table:table-cell table:number-columns-repeated="3"/>
          <table:table-cell office:value-type="string" calcext:value-type="string">
            <text:p>Cf250</text:p>
          </table:table-cell>
          <table:table-cell office:value-type="float" office:value="0.0000000000670365970113587" calcext:value-type="float">
            <text:p>6.70365970113587E-11</text:p>
          </table:table-cell>
          <table:table-cell/>
          <table:table-cell office:value-type="string" calcext:value-type="string">
            <text:p>Am</text:p>
          </table:table-cell>
          <table:table-cell table:number-columns-repeated="8"/>
        </table:table-row>
        <table:table-row table:style-name="ro2">
          <table:table-cell office:value-type="float" office:value="962420000" calcext:value-type="float">
            <text:p>962420000</text:p>
          </table:table-cell>
          <table:table-cell table:style-name="ce1" office:value-type="float" office:value="0.0000119504574665954" calcext:value-type="float">
            <text:p>1.20E-05</text:p>
          </table:table-cell>
          <table:table-cell table:number-columns-repeated="3"/>
          <table:table-cell office:value-type="string" calcext:value-type="string">
            <text:p>Cf251</text:p>
          </table:table-cell>
          <table:table-cell office:value-type="float" office:value="0.00000000000190349035765441" calcext:value-type="float">
            <text:p>1.90349035765441E-12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1" office:value-type="float" office:value="0.000669" calcext:value-type="float">
            <text:p>6.69E-04</text:p>
          </table:table-cell>
          <table:table-cell table:number-columns-repeated="7"/>
        </table:table-row>
        <table:table-row table:style-name="ro2">
          <table:table-cell office:value-type="float" office:value="962430000" calcext:value-type="float">
            <text:p>962430000</text:p>
          </table:table-cell>
          <table:table-cell table:style-name="ce1" office:value-type="float" office:value="0.000000247692366287056" calcext:value-type="float">
            <text:p>2.48E-07</text:p>
          </table:table-cell>
          <table:table-cell table:number-columns-repeated="3"/>
          <table:table-cell office:value-type="string" calcext:value-type="string">
            <text:p>Cf 252</text:p>
          </table:table-cell>
          <table:table-cell office:value-type="float" office:value="0.000000000000040149250400946" calcext:value-type="float">
            <text:p>4.0149250400946E-14</text:p>
          </table:table-cell>
          <table:table-cell/>
          <table:table-cell office:value-type="float" office:value="243" calcext:value-type="float">
            <text:p>243</text:p>
          </table:table-cell>
          <table:table-cell table:style-name="ce1" office:value-type="float" office:value="0.000873" calcext:value-type="float">
            <text:p>8.73E-04</text:p>
          </table:table-cell>
          <table:table-cell table:number-columns-repeated="7"/>
        </table:table-row>
        <table:table-row table:style-name="ro2">
          <table:table-cell office:value-type="float" office:value="962440000" calcext:value-type="float">
            <text:p>962440000</text:p>
          </table:table-cell>
          <table:table-cell table:style-name="ce1" office:value-type="float" office:value="0.0000228070043188048" calcext:value-type="float">
            <text:p>2.28E-05</text:p>
          </table:table-cell>
          <table:table-cell table:number-columns-repeated="3"/>
          <table:table-cell office:value-type="string" calcext:value-type="string">
            <text:p>H3</text:p>
          </table:table-cell>
          <table:table-cell office:value-type="float" office:value="0.000000174724277887104" calcext:value-type="float">
            <text:p>1.74724277887104E-07</text:p>
          </table:table-cell>
          <table:table-cell/>
          <table:table-cell office:value-type="string" calcext:value-type="string">
            <text:p>Cm</text:p>
          </table:table-cell>
          <table:table-cell table:number-columns-repeated="8"/>
        </table:table-row>
        <table:table-row table:style-name="ro2">
          <table:table-cell office:value-type="float" office:value="962450000" calcext:value-type="float">
            <text:p>962450000</text:p>
          </table:table-cell>
          <table:table-cell table:style-name="ce1" office:value-type="float" office:value="0.00000105985490657975" calcext:value-type="float">
            <text:p>1.06E-06</text:p>
          </table:table-cell>
          <table:table-cell table:number-columns-repeated="3"/>
          <table:table-cell office:value-type="string" calcext:value-type="string">
            <text:p>C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style-name="ce1" office:value-type="float" office:value="0.0000564" calcext:value-type="float">
            <text:p>5.64E-05</text:p>
          </table:table-cell>
          <table:table-cell table:number-columns-repeated="7"/>
        </table:table-row>
        <table:table-row table:style-name="ro2">
          <table:table-cell office:value-type="float" office:value="962460000" calcext:value-type="float">
            <text:p>962460000</text:p>
          </table:table-cell>
          <table:table-cell table:style-name="ce1" office:value-type="float" office:value="0.0000000987512327269877" calcext:value-type="float">
            <text:p>9.88E-08</text:p>
          </table:table-cell>
          <table:table-cell table:number-columns-repeated="3"/>
          <table:table-cell table:style-name="ce7" office:value-type="string" calcext:value-type="string">
            <text:p>C Oth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style-name="ce1" office:value-type="float" office:value="0.000652" calcext:value-type="float">
            <text:p>6.52E-04</text:p>
          </table:table-cell>
          <table:table-cell table:number-columns-repeated="7"/>
        </table:table-row>
        <table:table-row table:style-name="ro2">
          <table:table-cell office:value-type="float" office:value="962470000" calcext:value-type="float">
            <text:p>962470000</text:p>
          </table:table-cell>
          <table:table-cell table:style-name="ce1" office:value-type="float" office:value="0.000000000866459765885451" calcext:value-type="float">
            <text:p>8.66E-10</text:p>
          </table:table-cell>
          <table:table-cell table:number-columns-repeated="3"/>
          <table:table-cell office:value-type="string" calcext:value-type="string">
            <text:p>Kr81</text:p>
          </table:table-cell>
          <table:table-cell office:value-type="float" office:value="0.00000000000803802537033365" calcext:value-type="float">
            <text:p>8.03802537033365E-12</text:p>
          </table:table-cell>
          <table:table-cell/>
          <table:table-cell table:style-name="ce1"/>
          <table:table-cell table:number-columns-repeated="8"/>
        </table:table-row>
        <table:table-row table:style-name="ro2">
          <table:table-cell office:value-type="float" office:value="962480000" calcext:value-type="float">
            <text:p>962480000</text:p>
          </table:table-cell>
          <table:table-cell table:style-name="ce1" office:value-type="float" office:value="0.0000000000446542568721576" calcext:value-type="float">
            <text:p>4.47E-11</text:p>
          </table:table-cell>
          <table:table-cell table:number-columns-repeated="3"/>
          <table:table-cell office:value-type="string" calcext:value-type="string">
            <text:p>Kr85</text:p>
          </table:table-cell>
          <table:table-cell office:value-type="float" office:value="0.0000295025862018479" calcext:value-type="float">
            <text:p>2.95025862018479E-05</text:p>
          </table:table-cell>
          <table:table-cell/>
          <table:table-cell table:style-name="ce1" table:formula="of:=SUM([.J54:.J67])" office:value-type="float" office:value="0.9704004" calcext:value-type="float">
            <text:p>9.70E-01</text:p>
          </table:table-cell>
          <table:table-cell table:number-columns-repeated="8"/>
        </table:table-row>
        <table:table-row table:style-name="ro2">
          <table:table-cell office:value-type="float" office:value="962500000" calcext:value-type="float">
            <text:p>962500000</text:p>
          </table:table-cell>
          <table:table-cell table:style-name="ce1" office:value-type="float" office:value="2.06088631785761E-019" calcext:value-type="float">
            <text:p>2.06E-19</text:p>
          </table:table-cell>
          <table:table-cell table:number-columns-repeated="3"/>
          <table:table-cell office:value-type="string" calcext:value-type="string">
            <text:p>Kr Other</text:p>
          </table:table-cell>
          <table:table-cell office:value-type="float" office:value="0.000408867770073392" calcext:value-type="float">
            <text:p>0.0004088678</text:p>
          </table:table-cell>
          <table:table-cell table:number-columns-repeated="10"/>
        </table:table-row>
        <table:table-row table:style-name="ro2">
          <table:table-cell office:value-type="float" office:value="982490000" calcext:value-type="float">
            <text:p>982490000</text:p>
          </table:table-cell>
          <table:table-cell table:style-name="ce1" office:value-type="float" office:value="0.0000000000000453456909397412" calcext:value-type="float">
            <text:p>4.53E-14</text:p>
          </table:table-cell>
          <table:table-cell table:number-columns-repeated="3"/>
          <table:table-cell office:value-type="string" calcext:value-type="string">
            <text:p>Sr90</text:p>
          </table:table-cell>
          <table:table-cell office:value-type="float" office:value="0.000551654590544854" calcext:value-type="float">
            <text:p>0.0005516546</text:p>
          </table:table-cell>
          <table:table-cell table:number-columns-repeated="10"/>
        </table:table-row>
        <table:table-row table:style-name="ro2">
          <table:table-cell office:value-type="float" office:value="982500000" calcext:value-type="float">
            <text:p>982500000</text:p>
          </table:table-cell>
          <table:table-cell table:style-name="ce1" office:value-type="float" office:value="0.0000000000000837770412036456" calcext:value-type="float">
            <text:p>8.38E-14</text:p>
          </table:table-cell>
          <table:table-cell table:number-columns-repeated="3"/>
          <table:table-cell office:value-type="string" calcext:value-type="string">
            <text:p>Sr Other</text:p>
          </table:table-cell>
          <table:table-cell office:value-type="float" office:value="0.000375551232876775" calcext:value-type="float">
            <text:p>0.0003755512</text:p>
          </table:table-cell>
          <table:table-cell table:number-columns-repeated="10"/>
        </table:table-row>
        <table:table-row table:style-name="ro2">
          <table:table-cell office:value-type="float" office:value="982510000" calcext:value-type="float">
            <text:p>982510000</text:p>
          </table:table-cell>
          <table:table-cell table:style-name="ce1" office:value-type="float" office:value="0.0000000000000326212401139103" calcext:value-type="float">
            <text:p>3.26E-14</text:p>
          </table:table-cell>
          <table:table-cell table:number-columns-repeated="3"/>
          <table:table-cell office:value-type="string" calcext:value-type="string">
            <text:p>Tc99</text:p>
          </table:table-cell>
          <table:table-cell office:value-type="float" office:value="0.00167282333572848" calcext:value-type="float">
            <text:p>0.0016728233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Tc Other</text:p>
          </table:table-cell>
          <table:table-cell office:value-type="float" office:value="0.000000347662610438143" calcext:value-type="float">
            <text:p>3.47662610438143E-07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I129</text:p>
          </table:table-cell>
          <table:table-cell office:value-type="float" office:value="0.000527964872767502" calcext:value-type="float">
            <text:p>0.0005279649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I Other</text:p>
          </table:table-cell>
          <table:table-cell office:value-type="float" office:value="0.000173330095941595" calcext:value-type="float">
            <text:p>0.0001733301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4</text:p>
          </table:table-cell>
          <table:table-cell office:value-type="float" office:value="0.0000539176274056139" calcext:value-type="float">
            <text:p>5.39176274056139E-05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5</text:p>
          </table:table-cell>
          <table:table-cell office:value-type="float" office:value="0.00285617243124892" calcext:value-type="float">
            <text:p>0.0028561724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7</text:p>
          </table:table-cell>
          <table:table-cell office:value-type="float" office:value="0.00251920264942496" calcext:value-type="float">
            <text:p>0.0025192026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 Other</text:p>
          </table:table-cell>
          <table:table-cell office:value-type="float" office:value="0.00254845050577485" calcext:value-type="float">
            <text:p>0.0025484505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7" office:value-type="string" calcext:value-type="string">
            <text:p>FP Other</text:p>
          </table:table-cell>
          <table:table-cell office:value-type="float" office:value="0.0578573589922974" calcext:value-type="float">
            <text:p>0.057857359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Actinide Other</text:p>
          </table:table-cell>
          <table:table-cell office:value-type="float" office:value="0.000120855203150513" calcext:value-type="float">
            <text:p>0.000120855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55:17.727142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4:08:51.021749606</meta:creation-date>
    <dc:date>2017-06-29T11:29:26.009681488</dc:date>
    <meta:editing-duration>PT28M40S</meta:editing-duration>
    <meta:editing-cycles>4</meta:editing-cycles>
    <meta:generator>LibreOffice/5.0.6.2$Linux_X86_64 LibreOffice_project/00m0$Build-2</meta:generator>
    <meta:document-statistic meta:table-count="1" meta:cell-count="440" meta:object-count="0"/>
  </office:meta>
</office:document-meta>
</file>